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2pt" style:font-size-asian="10pt" style:font-size-complex="10pt"/>
    </style:style>
    <style:style style:name="T1" style:family="text">
      <style:text-properties fo:font-family="'Palatino Linotype'" style:font-family-generic="roman" style:font-pitch="variable" fo:font-size="12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layer="layout" svg:width="23cm" svg:height="13.8cm" svg:x="3.5cm" svg:y="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2" draw:text-style-name="P1" draw:layer="layout" svg:x1="10.639cm" svg:y1="16.384cm" svg:x2="10.639cm" svg:y2="14.594cm">
          <text:p/>
        </draw:line>
        <draw:line draw:style-name="gr2" draw:text-style-name="P1" draw:layer="layout" svg:x1="16.139cm" svg:y1="16.384cm" svg:x2="16.139cm" svg:y2="14.594cm">
          <text:p/>
        </draw:line>
        <draw:line draw:style-name="gr2" draw:text-style-name="P1" draw:layer="layout" svg:x1="20.939cm" svg:y1="16.384cm" svg:x2="20.939cm" svg:y2="14.594cm">
          <text:p/>
        </draw:line>
        <draw:line draw:style-name="gr2" draw:text-style-name="P1" draw:layer="layout" svg:x1="7.439cm" svg:y1="16.384cm" svg:x2="7.439cm" svg:y2="14.594cm">
          <text:p/>
        </draw:line>
        <draw:frame draw:style-name="gr3" draw:text-style-name="P3" draw:layer="layout" svg:width="3cm" svg:height="1.955cm" svg:x="5.862cm" svg:y="16.326cm">
          <draw:text-box>
            <text:p text:style-name="P2"><text:span text:style-name="T1">Spieler2 betritt das Spiel</text:span></text:p>
          </draw:text-box>
        </draw:frame>
        <draw:frame draw:style-name="gr3" draw:text-style-name="P3" draw:layer="layout" svg:width="3cm" svg:height="1.955cm" svg:x="9.139cm" svg:y="16.384cm">
          <draw:text-box>
            <text:p text:style-name="P2"><text:span text:style-name="T1">Spieler3 betritt das Spiel</text:span></text:p>
          </draw:text-box>
        </draw:frame>
        <draw:frame draw:style-name="gr3" draw:text-style-name="P3" draw:layer="layout" svg:width="3cm" svg:height="1.955cm" svg:x="14.639cm" svg:y="16.384cm">
          <draw:text-box>
            <text:p text:style-name="P2"><text:span text:style-name="T1">Spieler4 betritt das Spiel</text:span></text:p>
          </draw:text-box>
        </draw:frame>
        <draw:frame draw:style-name="gr3" draw:text-style-name="P3" draw:layer="layout" svg:width="3cm" svg:height="1.955cm" svg:x="19.439cm" svg:y="16.384cm">
          <draw:text-box>
            <text:p text:style-name="P2"><text:span text:style-name="T1">Spieler5 betritt das Spie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initial-creator>plotti plotti</meta:initial-creator>
    <meta:creation-date>2008-05-05T16:13:40</meta:creation-date>
    <dc:creator>plotti plotti</dc:creator>
    <dc:date>2008-05-05T18:12:30</dc:date>
    <meta:editing-cycles>2</meta:editing-cycles>
    <meta:editing-duration>PT19M2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family="'Palatino Linotype'" style:font-style-name="Standard" style:font-family-generic="roman" fo:font-size="10pt" style:font-size-asian="8pt" style:font-size-complex="8pt"/>
    </style:style>
    <style:style style:name="ch3" style:family="chart">
      <style:chart-properties chart:stacked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family="'Palatino Linotype'" style:font-style-name="Standard" style:font-family-generic="roman" fo:font-size="12pt" style:font-size-asian="9pt" style:font-size-complex="9pt"/>
    </style:style>
    <style:style style:name="ch6" style:family="chart" style:data-style-name="N0">
      <style:chart-properties chart:display-label="true" chart:logarithmic="false" chart:maximum="50" chart:interval-major="5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family="'Palatino Linotype'" style:font-style-name="Standard" style:font-family-generic="roman"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="solid" draw:fill-color="#e6e6e6" draw:fill-hatch-name="Black_20_-45_20_Degrees" dr3d:edge-rounding="0%"/>
      <style:text-properties fo:font-size="6pt" style:font-size-asian="6pt" style:font-size-complex="6pt"/>
    </style:style>
    <style:style style:name="ch10" style:family="chart">
      <style:graphic-properties draw:stroke="solid" draw:fill="solid" draw:fill-color="#999999" draw:fill-hatch-name="Black_20_-45_20_Degrees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20.001cm" svg:height="12.001cm" chart:class="chart:area" chart:style-name="ch1">
        <chart:legend chart:legend-position="end" svg:x="3.101cm" svg:y="2.208cm" chart:style-name="ch2"/>
        <chart:plot-area chart:style-name="ch3" chart:data-source-has-labels="both" svg:x="0.595cm" svg:y="0.238cm" svg:width="18.43cm" svg:height="11.237cm">
          <chart:axis chart:dimension="x" chart:name="primary-x" chart:style-name="ch4">
            <chart:title svg:x="17.565cm" svg:y="10.845cm" chart:style-name="ch5">
              <text:p>Zeit (s) </text:p>
            </chart:title>
            <chart:categories table:cell-range-address="local-table.$A$2:.$A$83"/>
          </chart:axis>
          <chart:axis chart:dimension="y" chart:name="primary-y" chart:style-name="ch6">
            <chart:title svg:x="0.396cm" svg:y="7.315cm" chart:style-name="ch7">
              <text:p>Bandbreite (Kbyte/s)</text:p>
            </chart:title>
            <chart:grid chart:style-name="ch8" chart:class="major"/>
          </chart:axis>
          <chart:series chart:style-name="ch9" chart:values-cell-range-address="local-table.$B$2:.$B$83" chart:label-cell-address="local-table.$B$1" chart:class="chart:area">
            <chart:data-point chart:repeated="82"/>
          </chart:series>
          <chart:series chart:style-name="ch10" chart:values-cell-range-address="local-table.$C$2:.$C$83" chart:label-cell-address="local-table.$C$1" chart:class="chart:area">
            <chart:data-point chart:repeated="8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ffic mit Spieler 2</text:p>
              </table:table-cell>
              <table:table-cell office:value-type="string">
                <text:p>Traffic mit Spieler 3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152">
                <text:p>14.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248">
                <text:p>13.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112">
                <text:p>14.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824">
                <text:p>13.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208">
                <text:p>14.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206">
                <text:p>14.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92">
                <text:p>13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63">
                <text:p>13.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016">
                <text:p>14.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824">
                <text:p>13.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112">
                <text:p>14.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918">
                <text:p>13.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.376">
                <text:p>13.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056">
                <text:p>13.056</text:p>
              </table:table-cell>
              <table:table-cell office:value-type="float" office:value="3.659">
                <text:p>3.6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008">
                <text:p>11.008</text:p>
              </table:table-cell>
              <table:table-cell office:value-type="float" office:value="7.424">
                <text:p>7.4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71">
                <text:p>11.71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912">
                <text:p>10.912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326">
                <text:p>11.326</text:p>
              </table:table-cell>
              <table:table-cell office:value-type="float" office:value="2.016">
                <text:p>2.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696">
                <text:p>13.696</text:p>
              </table:table-cell>
              <table:table-cell office:value-type="float" office:value="3.648">
                <text:p>3.6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768">
                <text:p>12.768</text:p>
              </table:table-cell>
              <table:table-cell office:value-type="float" office:value="4.67">
                <text:p>4.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208">
                <text:p>14.208</text:p>
              </table:table-cell>
              <table:table-cell office:value-type="float" office:value="5.024">
                <text:p>5.0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208">
                <text:p>14.208</text:p>
              </table:table-cell>
              <table:table-cell office:value-type="float" office:value="5.056">
                <text:p>5.0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016">
                <text:p>14.016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3">
                <text:p>14.3</text:p>
              </table:table-cell>
              <table:table-cell office:value-type="float" office:value="4.992">
                <text:p>4.9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112">
                <text:p>14.112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4">
                <text:p>14.4</text:p>
              </table:table-cell>
              <table:table-cell office:value-type="float" office:value="5.34">
                <text:p>5.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344">
                <text:p>13.344</text:p>
              </table:table-cell>
              <table:table-cell office:value-type="float" office:value="5.056">
                <text:p>5.0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.208">
                <text:p>14.208</text:p>
              </table:table-cell>
              <table:table-cell office:value-type="float" office:value="5.024">
                <text:p>5.0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11">
                <text:p>14.11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504">
                <text:p>13.504</text:p>
              </table:table-cell>
              <table:table-cell office:value-type="float" office:value="4.448">
                <text:p>4.4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304">
                <text:p>14.304</text:p>
              </table:table-cell>
              <table:table-cell office:value-type="float" office:value="5.056">
                <text:p>5.0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11">
                <text:p>14.11</text:p>
              </table:table-cell>
              <table:table-cell office:value-type="float" office:value="5.118">
                <text:p>5.1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92">
                <text:p>13.92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016">
                <text:p>14.016</text:p>
              </table:table-cell>
              <table:table-cell office:value-type="float" office:value="5.152">
                <text:p>5.1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59">
                <text:p>14.59</text:p>
              </table:table-cell>
              <table:table-cell office:value-type="float" office:value="5.024">
                <text:p>5.0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92">
                <text:p>13.92</text:p>
              </table:table-cell>
              <table:table-cell office:value-type="float" office:value="5.056">
                <text:p>5.0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112">
                <text:p>14.112</text:p>
              </table:table-cell>
              <table:table-cell office:value-type="float" office:value="5.148">
                <text:p>5.1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.304">
                <text:p>14.304</text:p>
              </table:table-cell>
              <table:table-cell office:value-type="float" office:value="5.056">
                <text:p>5.0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11">
                <text:p>14.11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016">
                <text:p>14.016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982">
                <text:p>13.982</text:p>
              </table:table-cell>
              <table:table-cell office:value-type="float" office:value="4.992">
                <text:p>4.9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496">
                <text:p>14.496</text:p>
              </table:table-cell>
              <table:table-cell office:value-type="float" office:value="5.216">
                <text:p>5.2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.12">
                <text:p>13.12</text:p>
              </table:table-cell>
              <table:table-cell office:value-type="float" office:value="4.478">
                <text:p>4.4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304">
                <text:p>14.304</text:p>
              </table:table-cell>
              <table:table-cell office:value-type="float" office:value="5.024">
                <text:p>5.0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824">
                <text:p>13.824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11">
                <text:p>14.11</text:p>
              </table:table-cell>
              <table:table-cell office:value-type="float" office:value="4.992">
                <text:p>4.9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302">
                <text:p>14.302</text:p>
              </table:table-cell>
              <table:table-cell office:value-type="float" office:value="5.056">
                <text:p>5.0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.824">
                <text:p>13.824</text:p>
              </table:table-cell>
              <table:table-cell office:value-type="float" office:value="5.024">
                <text:p>5.0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112">
                <text:p>14.112</text:p>
              </table:table-cell>
              <table:table-cell office:value-type="float" office:value="5.308">
                <text:p>5.3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984">
                <text:p>13.984</text:p>
              </table:table-cell>
              <table:table-cell office:value-type="float" office:value="5.216">
                <text:p>5.2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208">
                <text:p>14.208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11">
                <text:p>14.11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.112">
                <text:p>14.112</text:p>
              </table:table-cell>
              <table:table-cell office:value-type="float" office:value="5.024">
                <text:p>5.0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08">
                <text:p>14.08</text:p>
              </table:table-cell>
              <table:table-cell office:value-type="float" office:value="5.118">
                <text:p>5.1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11">
                <text:p>14.11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728">
                <text:p>13.728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4">
                <text:p>14.4</text:p>
              </table:table-cell>
              <table:table-cell office:value-type="float" office:value="5.024">
                <text:p>5.0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.982">
                <text:p>13.982</text:p>
              </table:table-cell>
              <table:table-cell office:value-type="float" office:value="5.216">
                <text:p>5.2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824">
                <text:p>13.824</text:p>
              </table:table-cell>
              <table:table-cell office:value-type="float" office:value="4.992">
                <text:p>4.9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208">
                <text:p>14.208</text:p>
              </table:table-cell>
              <table:table-cell office:value-type="float" office:value="5.148">
                <text:p>5.1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016">
                <text:p>14.016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92">
                <text:p>13.92</text:p>
              </table:table-cell>
              <table:table-cell office:value-type="float" office:value="5.024">
                <text:p>5.0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.012">
                <text:p>14.012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208">
                <text:p>14.208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472">
                <text:p>13.472</text:p>
              </table:table-cell>
              <table:table-cell office:value-type="float" office:value="4.736">
                <text:p>4.7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144">
                <text:p>10.144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44">
                <text:p>1.144</text:p>
              </table:table-cell>
              <table:table-cell office:value-type="float" office:value="1.196">
                <text:p>1.1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Black_20_90_20_Degrees" draw:display-name="Black 90 Degrees" draw:style="single" draw:color="#000000" draw:distance="0.102cm" draw:rotation="900"/>
    <draw:hatch draw:name="Blue_20_Crossed_20_0_20_Degrees" draw:display-name="Blue Crossed 0 Degrees" draw:style="double" draw:color="#000080" draw:distance="0.076cm" draw:rotation="900"/>
  </office:styles>
</office:document-styles>
</file>